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5000002938016874AEDB3766A.png" manifest:media-type="image/png"/>
  <manifest:file-entry manifest:full-path="Pictures/10000000000000CF000001A6F4712355D8EB36AF.png" manifest:media-type="image/png"/>
  <manifest:file-entry manifest:full-path="Pictures/10000001000003000000023EE307AC9EB8B519D7.tif" manifest:media-type="image/tiff"/>
  <manifest:file-entry manifest:full-path="Pictures/10000000000003000000023E212E622BE8DB19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71cm, 0.635cm, 5.77cm, 0.58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173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58cm" svg:height="9.535cm" draw:transform="rotate (-0.0422369678982631) translate (0.903cm 0.235cm)">
          <draw:image xlink:href="Pictures/10000000000003000000023E212E622BE8DB19B1.png" xlink:type="simple" xlink:show="embed" xlink:actuate="onLoad" draw:mime-type="image/png">
            <text:p/>
          </draw:image>
        </draw:frame>
        <draw:frame draw:style-name="gr1" draw:text-style-name="P1" draw:layer="layout" svg:width="1.962cm" svg:height="2.5cm" svg:x="13.12cm" svg:y="3.06cm">
          <draw:image xlink:href="Pictures/10000000000000CF000001A6F4712355D8EB36AF.png" xlink:type="simple" xlink:show="embed" xlink:actuate="onLoad" draw:mime-type="image/png">
            <text:p/>
          </draw:image>
        </draw:frame>
        <draw:frame draw:style-name="gr2" draw:text-style-name="P1" draw:layer="layout" svg:width="14.5cm" svg:height="6.715cm" svg:x="1cm" svg:y="8.5cm">
          <draw:image xlink:href="Pictures/10000001000003000000023EE307AC9EB8B519D7.tif" xlink:type="simple" xlink:show="embed" xlink:actuate="onLoad" draw:mime-type="image/tiff">
            <text:p/>
          </draw:image>
        </draw:frame>
        <draw:frame draw:style-name="gr3" draw:text-style-name="P2" draw:layer="layout" svg:width="3cm" svg:height="4.999cm" svg:x="15.682cm" svg:y="10.179cm">
          <draw:image xlink:href="Pictures/1000000000000105000002938016874AEDB3766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08:23:44.895739200</meta:creation-date>
    <dc:date>2022-11-09T17:09:59.426073925</dc:date>
    <meta:editing-duration>PT3H10M39S</meta:editing-duration>
    <meta:editing-cycles>3</meta:editing-cycles>
    <meta:generator>LibreOffice/7.4.2.3$Linux_X86_64 LibreOffice_project/40$Build-3</meta:generator>
    <meta:document-statistic meta:object-count="27"/>
  </office:meta>
</office:document-meta>
</file>